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briker dokumentation</text:p>
      <text:p text:style-name="Standard"/>
      <text:list xml:id="list2739349523844344539" text:style-name="L1">
        <text:list-item>
          <text:p text:style-name="P1">Hur fungerar den?</text:p>
        </text:list-item>
        <text:list-item>
          <text:p text:style-name="P1">Avgränsningar/begränsningar</text:p>
        </text:list-item>
        <text:list-item>
          <text:p text:style-name="P1">Utvecklingsmiljöer</text:p>
        </text:list-item>
        <text:list-item>
          <text:p text:style-name="P1">Resurser/Material</text:p>
        </text:list-item>
        <text:list-item>
          <text:p text:style-name="P1">Result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WenQuanYi Zen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5T16:05:45</meta:creation-date>
    <meta:document-statistic meta:table-count="0" meta:image-count="0" meta:object-count="0" meta:page-count="1" meta:paragraph-count="6" meta:word-count="14" meta:character-count="114"/>
    <dc:date>2019-08-05T16:07:40</dc:date>
    <meta:editing-duration>PT1M55S</meta:editing-duration>
    <meta:editing-cycles>1</meta:editing-cycles>
    <meta:generator>OpenOffice/4.1.2$Unix OpenOffice.org_project/412m3$Build-9782</meta:generator>
  </office:meta>
</office:document-meta>
</file>